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200000C20000352A000020B6F01A7A48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09cm" svg:height="8.373cm" svg:x="0.272cm" svg:y="1.046cm">
          <draw:image xlink:href="Pictures/200000C20000352A000020B6F01A7A4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14cm" fo:page-height="10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1-25T17:24:52</meta:creation-date>
    <dc:date>2007-11-28T11:29:45</dc:date>
    <dc:language>en-US</dc:language>
    <meta:editing-cycles>12</meta:editing-cycles>
    <meta:editing-duration>PT2H29M4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